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85.15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83.5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fr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Piece(nr)</text:p>
          </table:table-cell>
          <table:table-cell office:value-type="string" calcext:value-type="string">
            <text:p>Size(board)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Steps(solution)</text:p>
          </table:table-cell>
          <table:table-cell office:value-type="string" calcext:value-type="string">
            <text:p>Cost(solution)</text:p>
          </table:table-cell>
          <table:table-cell office:value-type="string" calcext:value-type="string">
            <text:p>Generated nodes</text:p>
          </table:table-cell>
          <table:table-cell office:value-type="string" calcext:value-type="string">
            <text:p>Explored nodes</text:p>
          </table:table-cell>
          <table:table-cell office:value-type="string" calcext:value-type="string">
            <text:p>Expanded nod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19" calcext:value-type="float">
            <text:p>1819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19" calcext:value-type="float">
            <text:p>1819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19" calcext:value-type="float">
            <text:p>1819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19" calcext:value-type="float">
            <text:p>1819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19" calcext:value-type="float">
            <text:p>1819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19" calcext:value-type="float">
            <text:p>1819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19" calcext:value-type="float">
            <text:p>1819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19" calcext:value-type="float">
            <text:p>1819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19" calcext:value-type="float">
            <text:p>1819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19" calcext:value-type="float">
            <text:p>1819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15" calcext:value-type="float">
            <text:p>51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15" calcext:value-type="float">
            <text:p>51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15" calcext:value-type="float">
            <text:p>51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15" calcext:value-type="float">
            <text:p>51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15" calcext:value-type="float">
            <text:p>51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15" calcext:value-type="float">
            <text:p>51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15" calcext:value-type="float">
            <text:p>51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15" calcext:value-type="float">
            <text:p>51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15" calcext:value-type="float">
            <text:p>51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15" calcext:value-type="float">
            <text:p>51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22" calcext:value-type="float">
            <text:p>1022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22" calcext:value-type="float">
            <text:p>1022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22" calcext:value-type="float">
            <text:p>1022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22" calcext:value-type="float">
            <text:p>1022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22" calcext:value-type="float">
            <text:p>1022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22" calcext:value-type="float">
            <text:p>1022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22" calcext:value-type="float">
            <text:p>1022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22" calcext:value-type="float">
            <text:p>1022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22" calcext:value-type="float">
            <text:p>1022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22" calcext:value-type="float">
            <text:p>1022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116" calcext:value-type="float">
            <text:p>3116</text:p>
          </table:table-cell>
          <table:table-cell office:value-type="float" office:value="507" calcext:value-type="float">
            <text:p>507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116" calcext:value-type="float">
            <text:p>3116</text:p>
          </table:table-cell>
          <table:table-cell office:value-type="float" office:value="507" calcext:value-type="float">
            <text:p>507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116" calcext:value-type="float">
            <text:p>3116</text:p>
          </table:table-cell>
          <table:table-cell office:value-type="float" office:value="507" calcext:value-type="float">
            <text:p>507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116" calcext:value-type="float">
            <text:p>3116</text:p>
          </table:table-cell>
          <table:table-cell office:value-type="float" office:value="507" calcext:value-type="float">
            <text:p>507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116" calcext:value-type="float">
            <text:p>3116</text:p>
          </table:table-cell>
          <table:table-cell office:value-type="float" office:value="507" calcext:value-type="float">
            <text:p>507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116" calcext:value-type="float">
            <text:p>3116</text:p>
          </table:table-cell>
          <table:table-cell office:value-type="float" office:value="507" calcext:value-type="float">
            <text:p>507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116" calcext:value-type="float">
            <text:p>3116</text:p>
          </table:table-cell>
          <table:table-cell office:value-type="float" office:value="507" calcext:value-type="float">
            <text:p>507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116" calcext:value-type="float">
            <text:p>3116</text:p>
          </table:table-cell>
          <table:table-cell office:value-type="float" office:value="507" calcext:value-type="float">
            <text:p>507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116" calcext:value-type="float">
            <text:p>3116</text:p>
          </table:table-cell>
          <table:table-cell office:value-type="float" office:value="507" calcext:value-type="float">
            <text:p>507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116" calcext:value-type="float">
            <text:p>3116</text:p>
          </table:table-cell>
          <table:table-cell office:value-type="float" office:value="507" calcext:value-type="float">
            <text:p>507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423" calcext:value-type="float">
            <text:p>1423</text:p>
          </table:table-cell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423" calcext:value-type="float">
            <text:p>1423</text:p>
          </table:table-cell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423" calcext:value-type="float">
            <text:p>1423</text:p>
          </table:table-cell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423" calcext:value-type="float">
            <text:p>1423</text:p>
          </table:table-cell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423" calcext:value-type="float">
            <text:p>1423</text:p>
          </table:table-cell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423" calcext:value-type="float">
            <text:p>1423</text:p>
          </table:table-cell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423" calcext:value-type="float">
            <text:p>1423</text:p>
          </table:table-cell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423" calcext:value-type="float">
            <text:p>1423</text:p>
          </table:table-cell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423" calcext:value-type="float">
            <text:p>1423</text:p>
          </table:table-cell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423" calcext:value-type="float">
            <text:p>1423</text:p>
          </table:table-cell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89" calcext:value-type="float">
            <text:p>1389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89" calcext:value-type="float">
            <text:p>1389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89" calcext:value-type="float">
            <text:p>1389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89" calcext:value-type="float">
            <text:p>1389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89" calcext:value-type="float">
            <text:p>1389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89" calcext:value-type="float">
            <text:p>1389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89" calcext:value-type="float">
            <text:p>1389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89" calcext:value-type="float">
            <text:p>1389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89" calcext:value-type="float">
            <text:p>1389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89" calcext:value-type="float">
            <text:p>1389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79" calcext:value-type="float">
            <text:p>879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79" calcext:value-type="float">
            <text:p>879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79" calcext:value-type="float">
            <text:p>879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79" calcext:value-type="float">
            <text:p>879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79" calcext:value-type="float">
            <text:p>879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79" calcext:value-type="float">
            <text:p>879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79" calcext:value-type="float">
            <text:p>879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79" calcext:value-type="float">
            <text:p>879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79" calcext:value-type="float">
            <text:p>879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79" calcext:value-type="float">
            <text:p>879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23" calcext:value-type="float">
            <text:p>2223</text:p>
          </table:table-cell>
          <table:table-cell office:value-type="float" office:value="374" calcext:value-type="float">
            <text:p>374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23" calcext:value-type="float">
            <text:p>2223</text:p>
          </table:table-cell>
          <table:table-cell office:value-type="float" office:value="374" calcext:value-type="float">
            <text:p>374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23" calcext:value-type="float">
            <text:p>2223</text:p>
          </table:table-cell>
          <table:table-cell office:value-type="float" office:value="374" calcext:value-type="float">
            <text:p>374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23" calcext:value-type="float">
            <text:p>2223</text:p>
          </table:table-cell>
          <table:table-cell office:value-type="float" office:value="374" calcext:value-type="float">
            <text:p>374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23" calcext:value-type="float">
            <text:p>2223</text:p>
          </table:table-cell>
          <table:table-cell office:value-type="float" office:value="374" calcext:value-type="float">
            <text:p>374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23" calcext:value-type="float">
            <text:p>2223</text:p>
          </table:table-cell>
          <table:table-cell office:value-type="float" office:value="374" calcext:value-type="float">
            <text:p>374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23" calcext:value-type="float">
            <text:p>2223</text:p>
          </table:table-cell>
          <table:table-cell office:value-type="float" office:value="374" calcext:value-type="float">
            <text:p>374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23" calcext:value-type="float">
            <text:p>2223</text:p>
          </table:table-cell>
          <table:table-cell office:value-type="float" office:value="374" calcext:value-type="float">
            <text:p>374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23" calcext:value-type="float">
            <text:p>2223</text:p>
          </table:table-cell>
          <table:table-cell office:value-type="float" office:value="374" calcext:value-type="float">
            <text:p>374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23" calcext:value-type="float">
            <text:p>2223</text:p>
          </table:table-cell>
          <table:table-cell office:value-type="float" office:value="374" calcext:value-type="float">
            <text:p>374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61" calcext:value-type="float">
            <text:p>1161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61" calcext:value-type="float">
            <text:p>1161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61" calcext:value-type="float">
            <text:p>1161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61" calcext:value-type="float">
            <text:p>1161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61" calcext:value-type="float">
            <text:p>1161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61" calcext:value-type="float">
            <text:p>1161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61" calcext:value-type="float">
            <text:p>1161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61" calcext:value-type="float">
            <text:p>1161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61" calcext:value-type="float">
            <text:p>1161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61" calcext:value-type="float">
            <text:p>1161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31" calcext:value-type="float">
            <text:p>1031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31" calcext:value-type="float">
            <text:p>1031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31" calcext:value-type="float">
            <text:p>1031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31" calcext:value-type="float">
            <text:p>1031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31" calcext:value-type="float">
            <text:p>1031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31" calcext:value-type="float">
            <text:p>1031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31" calcext:value-type="float">
            <text:p>1031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31" calcext:value-type="float">
            <text:p>1031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31" calcext:value-type="float">
            <text:p>1031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31" calcext:value-type="float">
            <text:p>1031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document-statistic meta:table-count="1" meta:cell-count="908" meta:object-count="0"/>
  </office:meta>
</office:document-meta>
</file>